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635cm" svg:height="3.258cm" draw:transform="rotate (0.0977384381116825) translate (2.5586558916891cm 4.9983738945788cm)" svg:viewBox="0 0 3636 3259" svg:d="M804 36c1900-138 2971 70 2818 1502-154 1433-1226 1859-3526 1683-188-8-98-793 259-798 1200 134 2553 274 2627-689 74-962-857-1112-2321-911-286-7-138-774 143-787z">
          <text:p/>
        </draw:path>
        <draw:path draw:style-name="gr2" draw:text-style-name="P1" draw:layer="layout" svg:width="4.317cm" svg:height="0.889cm" draw:transform="rotate (-1.55212130379856) translate (3.5312672388254cm 3.4286965382641cm)" svg:viewBox="0 0 4318 890" svg:d="M216 713c537-18 1111 4 1833 19 718 7 1779 123 2221 158 127 10-29-693-134-713-520-33-1000-90-1839-82-840 11-1789-51-2257-95-127-4 78 710 176 713z">
          <text:p/>
        </draw:path>
        <draw:path draw:style-name="gr2" draw:text-style-name="P1" draw:layer="layout" svg:width="0.902cm" svg:height="0.661cm" draw:transform="rotate (-2.15687788961459) translate (3.658624478732cm 3.457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3.5577911453987cm 7.5299614417959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skewX (0.0012217304763959) rotate (-2.1556561591382) translate (3.8797906519274cm 5.095462499827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4.381cm" svg:height="1.008cm" draw:transform="skewX (-0.00069813170079774) rotate (-1.62472700068152) translate (7.4967119541394cm 3.0570444931224cm)" svg:viewBox="0 0 4382 1009" svg:d="M427 1008c234-30 876-255 1992-293 1118-37 1543-9 1920-13 130 1-65-708-208-702-344 6-903 64-1847 97-942 35-1901 171-2182 218-284 47 91 721 325 693z">
          <text:p/>
        </draw:path>
        <draw:path draw:style-name="gr2" draw:text-style-name="P1" draw:layer="layout" svg:width="0.902cm" svg:height="0.661cm" draw:transform="skewX (0.0012217304763961) rotate (-2.1556561591382) translate (7.3014573185944cm 3.1572958331612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2cm" svg:height="0.661cm" draw:transform="skewX (0.001221730476396) rotate (-2.1556561591382) translate (7.3994573185944cm 7.168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53:36.477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